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fo:min-height="3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602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2.308cm" style:use-optimal-column-width="false"/>
    </style:style>
    <style:style style:name="co4" style:family="table-column">
      <style:table-column-properties style:column-width="3.685cm" style:use-optimal-column-width="false"/>
    </style:style>
    <style:style style:name="co5" style:family="table-column">
      <style:table-column-properties style:column-width="4.474cm" style:use-optimal-column-width="false"/>
    </style:style>
    <style:style style:name="co6" style:family="table-column">
      <style:table-column-properties style:column-width="6.606cm" style:use-optimal-column-width="false"/>
    </style:style>
    <style:style style:name="co7" style:family="table-column">
      <style:table-column-properties style:column-width="4.652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31cm"/>
    </style:style>
    <style:style style:name="ro4" style:family="table-row">
      <style:table-row-properties style:row-height="5.102cm"/>
    </style:style>
    <style:style style:name="ce1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draw:fill="none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6pt solid #000000" fo:border-top="0.06pt solid #000000" fo:border-bottom="0.06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/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3" style:font-name-asian="Arial3" style:font-name-complex="Arial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Arial3" fo:font-size="14pt" style:font-name-asian="Arial3" style:font-size-asian="14pt" style:font-name-complex="Arial3" style:font-size-complex="14pt"/>
    </style:style>
    <style:style style:name="T10" style:family="text">
      <style:text-properties style:font-name="Arial" fo:font-size="14pt" style:font-name-asian="Arial3" style:font-size-asian="14pt" style:font-name-complex="Arial3" style:font-size-complex="14pt"/>
    </style:style>
    <style:style style:name="T11" style:family="text">
      <style:text-properties style:font-name="Arial3" fo:font-size="10pt" style:font-name-asian="Arial3" style:font-size-asian="10pt" style:font-name-complex="Arial3" style:font-size-complex="10pt"/>
    </style:style>
    <style:style style:name="T12" style:family="text">
      <style:text-properties style:text-position="super 58%" style:font-name="Arial3" fo:font-size="10pt" style:font-name-asian="Arial3" style:font-size-asian="10pt" style:font-name-complex="Arial3" style:font-size-complex="10pt"/>
    </style:style>
    <style:style style:name="T13" style:family="text">
      <style:text-properties style:text-position="0% 100%" style:font-name="Arial3" fo:font-size="10pt" style:font-name-asian="Arial3" style:font-size-asian="10pt" style:font-name-complex="Arial3" style:font-size-complex="10pt"/>
    </style:style>
    <style:style style:name="T14" style:family="text">
      <style:text-properties style:text-position="0% 100%" style:font-name="Arial3" fo:font-size="9pt" style:font-name-asian="Arial3" style:font-size-asian="9pt" style:font-name-complex="Arial3" style:font-size-complex="9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w-08.12.2013">
        <draw:custom-shape draw:style-name="gr1" draw:text-style-name="P1" xml:id="id7" draw:id="id7" draw:layer="layout" svg:width="21.082cm" svg:height="8.02cm" svg:x="1.381cm" svg:y="9.998cm">
          <draw:glue-point draw:id="4" svg:x="-2.289cm" svg:y="5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223cm" svg:height="5.715cm" svg:x="21.95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334cm" svg:height="3.429cm" svg:x="1.5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334cm" svg:height="3.429cm" svg:x="11.541cm" svg:y="2.778cm">
          <text:p text:style-name="P1"><text:span text:style-name="T1">ω-regular</text:span></text:p>
          <text:p text:style-name="P1"><text:span text:style-name="T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175cm" svg:height="1.778cm" svg:x="2.27cm" svg:y="3.921cm">
          <text:p text:style-name="P1">LT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032cm" svg:height="0.962cm" svg:x="3.54cm" svg:y="2.959cm">
          <draw:text-box>
            <text:p>S1S</text:p>
          </draw:text-box>
        </draw:frame>
        <draw:connector draw:style-name="gr5" draw:text-style-name="P1" draw:layer="layout" draw:type="line" svg:x1="6.842cm" svg:y1="4.493cm" svg:x2="11.541cm" svg:y2="4.493cm" draw:start-shape="id1" draw:start-glue-point="10" draw:end-shape="id2" draw:end-glue-point="6" svg:d="m6842 4493h4699" svg:viewBox="0 0 4700 1">
          <text:p/>
        </draw:connector>
        <draw:frame draw:style-name="gr6" draw:text-style-name="P2" draw:layer="layout" svg:width="4.249cm" svg:height="0.963cm" svg:x="2.104cm" svg:y="6.207cm">
          <draw:text-box>
            <text:p><text:span text:style-name="T2">http://en.wikipedia.org/</text:span></text:p>
            <text:p><text:span text:style-name="T2">wiki/Linear_temporal_logic</text:span></text:p>
          </draw:text-box>
        </draw:frame>
        <draw:frame draw:style-name="gr6" draw:text-style-name="P2" draw:layer="layout" svg:width="4.744cm" svg:height="0.963cm" svg:x="7.064cm" svg:y="4.556cm">
          <draw:text-box>
            <text:p><text:span text:style-name="T2">http://en.wikipedia.org/</text:span></text:p>
            <text:p><text:span text:style-name="T2">wiki/Omega-regular_language</text:span></text:p>
          </draw:text-box>
        </draw:frame>
        <draw:frame draw:style-name="gr4" draw:text-style-name="P3" draw:layer="layout" svg:width="3.175cm" svg:height="0.806cm" svg:x="7.858cm" svg:y="3.75cm">
          <draw:text-box>
            <text:p><text:span text:style-name="T3">equivalent</text:span></text:p>
          </draw:text-box>
        </draw:frame>
        <draw:frame draw:style-name="standard" draw:layer="layout" svg:width="5.749cm" svg:height="4.323cm" svg:x="22.213cm" svg:y="2.8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<text:span text:style-name="T4">Deter-</text:span></text:p>
                <text:p text:style-name="P1"><text:span text:style-name="T4">ministic</text:span></text:p>
              </table:table-cell>
              <table:table-cell>
                <text:p text:style-name="P1"><text:span text:style-name="T4">Non-deter-</text:span></text:p>
                <text:p text:style-name="P1"><text:span text:style-name="T4">ministic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Büchi</text:span></text:p>
              </table:table-cell>
              <table:table-cell/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Muller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Rabin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Streett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Parity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445cm" svg:height="0.962cm" svg:x="22.209cm" svg:y="1.762cm">
          <draw:text-box>
            <text:p text:style-name="P1"><text:span text:style-name="T1">ω-Automata</text:span></text:p>
          </draw:text-box>
        </draw:frame>
        <draw:connector draw:style-name="gr5" draw:text-style-name="P1" draw:layer="layout" draw:type="line" svg:x1="16.875cm" svg:y1="4.493cm" svg:x2="21.955cm" svg:y2="4.492cm" draw:start-shape="id2" draw:start-glue-point="10" draw:end-shape="id3" draw:end-glue-point="3" svg:d="m16875 4493 5080-1" svg:viewBox="0 0 5081 2">
          <text:p/>
        </draw:connector>
        <draw:frame draw:style-name="gr4" draw:text-style-name="P3" draw:layer="layout" svg:width="3.175cm" svg:height="0.806cm" svg:x="18.018cm" svg:y="3.794cm">
          <draw:text-box>
            <text:p><text:span text:style-name="T3">equivalent</text:span></text:p>
          </draw:text-box>
        </draw:frame>
        <draw:frame draw:style-name="gr6" draw:text-style-name="P2" draw:layer="layout" svg:width="3.842cm" svg:height="0.963cm" svg:x="17.478cm" svg:y="4.556cm">
          <draw:text-box>
            <text:p><text:span text:style-name="T2">http://en.wikipedia.org/</text:span></text:p>
            <text:p><text:span text:style-name="T2">wiki/Omega_automaton</text:span></text:p>
          </draw:text-box>
        </draw:frame>
        <draw:frame draw:style-name="standard" draw:layer="layout" svg:width="19.416cm" svg:height="8.025cm" svg:x="1.347cm" svg:y="9.99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4"><text:span text:style-name="T5">Grammar Type</text:span></text:p>
              </table:table-cell>
              <table:table-cell>
                <text:p text:style-name="P4"><text:span text:style-name="T5">Language Class</text:span></text:p>
              </table:table-cell>
              <table:table-cell>
                <text:p text:style-name="P4"><text:span text:style-name="T5">Automata Class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4"><text:span text:style-name="T6">0 (unrestricted)</text:span></text:p>
              </table:table-cell>
              <table:table-cell>
                <text:p text:style-name="P4"><text:span text:style-name="T6">Recursivly enumerable</text:span></text:p>
              </table:table-cell>
              <table:table-cell>
                <text:p text:style-name="P4"><text:span text:style-name="T6">Turing Machines</text:span></text:p>
              </table:table-cell>
              <table:table-cell table:style-name="ce4"/>
            </table:table-row>
            <table:table-row table:style-name="ro3" table:default-cell-style-name="ce6">
              <table:table-cell>
                <text:p text:style-name="P4"><text:span text:style-name="T6">1 (context-sensitive)</text:span></text:p>
              </table:table-cell>
              <table:table-cell>
                <text:p text:style-name="P4"><text:span text:style-name="T6">Context-sensitive</text:span></text:p>
              </table:table-cell>
              <table:table-cell>
                <text:p text:style-name="P4"><text:span text:style-name="T6">Linear bounded Turing machines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4"><text:span text:style-name="T6">2 (context-free)</text:span></text:p>
              </table:table-cell>
              <table:table-cell>
                <text:p text:style-name="P4"><text:span text:style-name="T6">Context-free</text:span></text:p>
              </table:table-cell>
              <table:table-cell>
                <text:p text:style-name="P4"><text:span text:style-name="T6">Pushdown automata</text:span></text:p>
              </table:table-cell>
              <table:table-cell table:style-name="ce4"/>
            </table:table-row>
            <table:table-row table:style-name="ro4" table:default-cell-style-name="ce7">
              <table:table-cell>
                <text:p text:style-name="P4"><text:span text:style-name="T7">3 Regular</text:span></text:p>
                <text:p text:style-name="P4"><text:span text:style-name="T7">Grammars</text:span></text:p>
              </table:table-cell>
              <table:table-cell>
                <text:p text:style-name="P4"><text:span text:style-name="T7">Regular Languages</text:span></text:p>
              </table:table-cell>
              <table:table-cell table:style-name="ce8">
                <text:p text:style-name="P4"><text:span text:style-name="T7">Finite State Automata</text:span></text:p>
                <text:p text:style-name="P4"><text:span text:style-name="T8"/></text:p>
              </table:table-cell>
              <table:table-cell table:style-name="ce9">
                <text:p text:style-name="P5">Regular</text:p>
                <text:p text:style-name="P5">Expressions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custom-shape draw:style-name="gr2" draw:text-style-name="P1" draw:layer="layout" svg:width="5.588cm" svg:height="3.429cm" svg:x="10.017cm" svg:y="14.0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5" draw:id="id5" draw:layer="layout" svg:width="1.778cm" svg:height="1.016cm" svg:x="11.922cm" svg:y="14.335cm">
              <text:p text:style-name="P1"><text:span text:style-name="T3">D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4" draw:id="id4" draw:layer="layout" svg:width="1.778cm" svg:height="1.016cm" svg:x="10.525cm" svg:y="15.859cm">
              <text:p text:style-name="P1"><text:span text:style-name="T9">ε-</text:span><text:span text:style-name="T10">N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6" draw:id="id6" draw:layer="layout" svg:width="1.778cm" svg:height="1.016cm" svg:x="13.319cm" svg:y="15.859cm">
              <text:p text:style-name="P1"><text:span text:style-name="T3">N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1" draw:layer="layout" draw:type="line" svg:x1="11.414cm" svg:y1="15.859cm" svg:x2="12.182cm" svg:y2="15.203cm" draw:start-shape="id4" draw:start-glue-point="4" draw:end-shape="id5" draw:end-glue-point="7" svg:d="m11414 15859 768-656" svg:viewBox="0 0 769 657">
              <text:p/>
            </draw:connector>
            <draw:connector draw:style-name="gr7" draw:text-style-name="P1" draw:layer="layout" draw:type="line" svg:x1="12.303cm" svg:y1="16.367cm" svg:x2="13.319cm" svg:y2="16.367cm" draw:start-shape="id4" draw:start-glue-point="10" draw:end-shape="id6" draw:end-glue-point="6" svg:d="m12303 16367h1016" svg:viewBox="0 0 1017 1">
              <text:p/>
            </draw:connector>
            <draw:connector draw:style-name="gr7" draw:text-style-name="P1" draw:layer="layout" draw:type="line" svg:x1="14.208cm" svg:y1="15.859cm" svg:x2="13.44cm" svg:y2="15.203cm" draw:start-shape="id6" draw:start-glue-point="4" draw:end-shape="id5" draw:end-glue-point="9" svg:d="m14208 15859-768-656" svg:viewBox="0 0 769 657">
              <text:p/>
            </draw:connector>
          </draw:g>
          <draw:frame draw:style-name="gr4" draw:text-style-name="P3" draw:layer="layout" svg:width="1.397cm" svg:height="0.806cm" svg:x="10.779cm" svg:y="14.843cm">
            <draw:text-box>
              <text:p><text:span text:style-name="T3">eq.</text:span></text:p>
            </draw:text-box>
          </draw:frame>
          <draw:frame draw:style-name="gr4" draw:text-style-name="P3" draw:layer="layout" svg:width="1.397cm" svg:height="0.806cm" svg:x="13.7cm" svg:y="14.926cm">
            <draw:text-box>
              <text:p><text:span text:style-name="T3">eq.</text:span></text:p>
            </draw:text-box>
          </draw:frame>
          <draw:frame draw:style-name="gr4" draw:text-style-name="P3" draw:layer="layout" svg:width="1.397cm" svg:height="0.806cm" svg:x="12.303cm" svg:y="16.367cm">
            <draw:text-box>
              <text:p><text:span text:style-name="T3">eq.</text:span></text:p>
            </draw:text-box>
          </draw:frame>
        </draw:g>
        <draw:connector draw:style-name="gr8" draw:text-style-name="P1" draw:layer="layout" draw:type="curve" draw:line-skew="1.659cm 3.31cm -0.062cm" svg:x1="7.097cm" svg:y1="18.018cm" svg:x2="14.208cm" svg:y2="6.207cm" draw:start-shape="id7" draw:start-glue-point="4" draw:end-shape="id2" draw:end-glue-point="8" svg:d="m7097 18018c0 3238 19176 2159 19176-3906s-12065-5145-12065-7905" svg:viewBox="0 0 19177 13600">
          <text:p/>
        </draw:connector>
        <draw:frame draw:style-name="gr6" draw:text-style-name="P2" draw:layer="layout" svg:width="4.426cm" svg:height="0.607cm" svg:x="10.73cm" svg:y="17.442cm">
          <draw:text-box>
            <text:p><text:span text:style-name="T2">Hopcroft (2001), p. 91 (105)</text:span></text:p>
          </draw:text-box>
        </draw:frame>
        <draw:frame draw:style-name="gr9" draw:text-style-name="P7" draw:layer="layout" svg:width="4.826cm" svg:height="3.735cm" svg:x="16.748cm" svg:y="7.481cm">
          <draw:text-box>
            <text:p><text:span text:style-name="T4">A: regular language</text:span></text:p>
            <text:p><text:span text:style-name="T4">B, C: </text:span><text:span text:style-name="T11">ω-regular language</text:span></text:p>
            <text:p><text:span text:style-name="T11">L is a ω-regular language if</text:span></text:p>
            <text:list text:style-name="L1">
              <text:list-item>
                <text:p><text:span text:style-name="T11">L = A</text:span><text:span text:style-name="T12">ω</text:span></text:p>
              </text:list-item>
              <text:list-item>
                <text:p><text:span text:style-name="T13">L = AB</text:span></text:p>
              </text:list-item>
              <text:list-item>
                <text:p><text:span text:style-name="T13">L = B∪C</text:span></text:p>
              </text:list-item>
            </text:list>
            <text:p><text:span text:style-name="T13"/></text:p>
            <text:p><text:span text:style-name="T14">http://en.wikipedia.org/</text:span></text:p>
            <text:p><text:span text:style-name="T14">wiki/Omega-regular_language</text:span></text:p>
          </draw:text-box>
        </draw:frame>
        <draw:frame draw:style-name="gr10" draw:layer="layout" svg:width="1.615cm" svg:height="0.962cm" svg:x="4.211cm" svg:y="15.319cm">
          <draw:text-box>
            <text:p>&lt;=&gt;</text:p>
          </draw:text-box>
        </draw:frame>
        <draw:frame draw:style-name="gr10" draw:layer="layout" svg:width="1.615cm" svg:height="0.962cm" svg:x="8.688cm" svg:y="15.319cm">
          <draw:text-box>
            <text:p>&lt;=&gt;</text:p>
          </draw:text-box>
        </draw:frame>
        <draw:frame draw:style-name="gr10" draw:layer="layout" svg:width="1.615cm" svg:height="0.962cm" svg:x="15.338cm" svg:y="15.319cm">
          <draw:text-box>
            <text:p>&lt;=&gt;</text:p>
          </draw:text-box>
        </draw:frame>
        <draw:frame draw:style-name="gr10" draw:text-style-name="P9" draw:layer="layout" svg:width="3.817cm" svg:height="0.645cm" svg:x="1.193cm" svg:y="9.441cm">
          <draw:text-box>
            <text:p text:style-name="P8"><text:span text:style-name="T15">Chomsky Hierarch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w-08.12.20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2:43:57.289167000</meta:creation-date>
    <dc:title>dw-08.12.2013</dc:title>
    <meta:editing-duration>PT2H38M23S</meta:editing-duration>
    <meta:editing-cycles>6</meta:editing-cycles>
    <meta:generator>LibreOffice/4.1.3.2$MacOSX_x86 LibreOffice_project/70feb7d99726f064edab4605a8ab840c50ec57a</meta:generator>
    <dc:date>2014-04-03T19:12:33.159054000</dc:date>
    <meta:document-statistic meta:object-count="35"/>
    <meta:template xlink:type="simple" xlink:actuate="onRequest" xlink:title="dw-08.12.2013" xlink:href="../../../Library/Application%20Support/LibreOffice/4/user/template/dw-08.12.2013.otg" meta:date="2014-04-03T12:43:56.724931000"/>
  </office:meta>
</office:document-meta>
</file>